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9.977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2.448cm" svg:height="10.227cm" svg:x="7.887cm" svg:y="5.447cm">
          <draw:text-box>
            <text:p text:style-name="P1">解压</text:p>
            <text:p text:style-name="P1">tar –xvf file.tar //解压 tar包</text:p>
            <text:p text:style-name="P1">tar -xzvf file.tar.gz //解压tar.gz</text:p>
            <text:p text:style-name="P1">tar -xjvf file.tar.bz2 //解压 tar.bz2</text:p>
            <text:p text:style-name="P1">tar –xZvf file.tar.Z //解压tar.Z</text:p>
            <text:p text:style-name="P1">unrar e file.rar //解压rar</text:p>
            <text:p text:style-name="P1">unzip file.zip //解压zip</text:p>
            <text:p text:style-name="P1"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7T10:44:19.710851665</meta:creation-date>
    <dc:date>2019-08-07T10:45:19.262517966</dc:date>
    <meta:editing-duration>PT1M</meta:editing-duration>
    <meta:editing-cycles>1</meta:editing-cycles>
    <meta:document-statistic meta:object-count="24"/>
    <meta:generator>LibreOffice/5.1.6.2$Linux_X86_64 LibreOffice_project/10m0$Build-2</meta:generator>
  </office:meta>
</office:document-meta>
</file>